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A54A3FEC452547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7.216cm" fo:min-width="23.466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e86ae" draw:textarea-horizontal-align="justify" draw:textarea-vertical-align="middle" draw:auto-grow-height="false" fo:min-height="11.216cm" fo:min-width="3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4" style:family="graphic" style:parent-style-name="standard" style:list-style-name="L1">
      <style:graphic-properties draw:stroke="dash" draw:stroke-dash="Long_20_Dash_20_Dot" svg:stroke-width="0.053cm" svg:stroke-color="#000000" draw:marker-start-width="0.279cm" draw:marker-end-width="0.279cm" draw:fill="none" draw:textarea-horizontal-align="justify" draw:textarea-vertical-align="middle" draw:auto-grow-height="false" fo:min-height="12.448cm" fo:min-width="4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216cm" fo:min-width="2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168253" draw:textarea-horizontal-align="justify" draw:textarea-vertical-align="middle" draw:auto-grow-height="false" fo:min-height="2.716cm" fo:min-width="2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4.466cm" fo:min-width="2.9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" style:family="graphic" style:parent-style-name="objectwithoutfill">
      <style:graphic-properties svg:stroke-width="0.081cm" svg:stroke-color="#ff5429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542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5429" draw:marker-start-width="0.321cm" draw:marker-end="Extrémités_20_de_20_flèche_20_1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3465a4" draw:marker-start-width="0.321cm" draw:marker-end="Extrémités_20_de_20_flèche_20_14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/>
      <style:paragraph-properties style:writing-mode="lr-tb"/>
    </style:style>
    <style:style style:name="gr14" style:family="graphic" style:parent-style-name="objectwithoutfill">
      <style:graphic-properties svg:stroke-width="0.081cm" svg:stroke-color="#ff3838" draw:marker-start-width="0.321cm" draw:marker-end="Extrémités_20_de_20_flèche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cm"/>
      <style:paragraph-properties style:writing-mode="lr-tb"/>
    </style:style>
    <style:style style:name="gr17" style:family="graphic" style:parent-style-name="standard">
      <style:graphic-properties draw:stroke="dash" draw:stroke-dash="Dashed_20__28_var_29_" svg:stroke-width="0.081cm" svg:stroke-color="#780373" draw:marker-start="Extrémités_20_de_20_flèche_20_16" draw:marker-start-width="0.421cm" draw:marker-end="Extrémités_20_de_20_flèche_20_17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3.216cm" fo:min-width="2.96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466cm" fo:min-width="2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81cm" svg:stroke-color="#ff5429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000000" draw:fill-color="#50938a" draw:textarea-horizontal-align="justify" draw:textarea-vertical-align="middle" draw:auto-grow-height="false" fo:min-height="0.794cm" fo:min-width="1.751cm"/>
      <style:paragraph-properties style:writing-mode="lr-tb"/>
    </style:style>
    <style:style style:name="gr24" style:family="graphic" style:parent-style-name="objectwithoutfill">
      <style:graphic-properties svg:stroke-width="0.081cm" svg:stroke-color="#50938a" draw:marker-start-width="0.321cm" draw:marker-end="Extrémités_20_de_20_flèche_20_21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7.948cm" fo:min-width="37.4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fo:min-height="2.321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3faf46" draw:textarea-horizontal-align="left" draw:textarea-vertical-align="middle" draw:auto-grow-height="false" fo:min-height="1.966cm" fo:min-width="11.46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729fcf" draw:textarea-horizontal-align="left" draw:textarea-vertical-align="middle" draw:auto-grow-height="false" fo:min-height="1.966cm" fo:min-width="11.46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3faf46" draw:textarea-horizontal-align="left" draw:textarea-vertical-align="middle" draw:auto-grow-height="false" fo:min-height="0.716cm" fo:min-width="11.46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bf00" draw:textarea-horizontal-align="left" draw:textarea-vertical-align="middle" draw:auto-grow-height="false" fo:min-height="1.966cm" fo:min-width="13.46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color="#000000" draw:marker-start="" draw:fill-color="#cccccc" draw:textarea-horizontal-align="justify" draw:textarea-vertical-align="middle" draw:auto-grow-height="false" fo:min-height="0.5cm" fo:min-width="6.749cm" fo:wrap-option="no-wrap"/>
      <style:paragraph-properties style:writing-mode="lr-tb"/>
    </style:style>
    <style:style style:name="gr32" style:family="graphic" style:parent-style-name="standard">
      <style:graphic-properties svg:stroke-color="#000000" draw:fill-color="#cccccc" draw:textarea-horizontal-align="justify" draw:textarea-vertical-align="middle" draw:auto-grow-height="false" fo:min-height="0.5cm" fo:min-width="6.749cm" fo:wrap-option="no-wrap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3faf46" draw:textarea-horizontal-align="left" draw:textarea-vertical-align="middle" draw:auto-grow-height="false" fo:min-height="3.716cm" fo:min-width="13.466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729fcf" draw:textarea-horizontal-align="left" draw:textarea-vertical-align="middle" draw:auto-grow-height="false" fo:min-height="3.716cm" fo:min-width="11.466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bf00" draw:textarea-horizontal-align="left" draw:textarea-vertical-align="middle" draw:auto-grow-height="false" fo:min-height="3.716cm" fo:min-width="12.71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color="#000000" draw:marker-start="" draw:fill-color="#cccccc" draw:textarea-horizontal-align="justify" draw:textarea-vertical-align="middle" draw:auto-grow-height="false" fo:min-height="1cm" fo:min-width="6.749cm" fo:wrap-option="no-wrap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8e86ae" draw:textarea-horizontal-align="left" draw:textarea-vertical-align="middle" draw:auto-grow-height="false" fo:min-height="6.716cm" fo:min-width="12.716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color="#000000" draw:marker-start="" draw:fill-color="#cccccc" draw:textarea-horizontal-align="justify" draw:textarea-vertical-align="middle" draw:auto-grow-height="false" fo:min-height="1cm" fo:min-width="13cm" fo:wrap-option="no-wrap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8e86ae" draw:textarea-horizontal-align="left" draw:textarea-vertical-align="middle" draw:auto-grow-height="false" fo:min-height="10.716cm" fo:min-width="17.71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color="#000000" draw:marker-start="" draw:fill-color="#cccccc" draw:textarea-horizontal-align="justify" draw:textarea-vertical-align="middle" draw:auto-grow-height="false" fo:min-height="1cm" fo:min-width="13cm" fo:wrap-option="no-wrap"/>
      <style:paragraph-properties style:writing-mode="lr-tb"/>
    </style:style>
    <style:style style:name="gr41" style:family="graphic" style:parent-style-name="standard" style:list-style-name="L1">
      <style:graphic-properties svg:stroke-color="#000000" draw:marker-start="" draw:fill-color="#cccccc" draw:textarea-horizontal-align="justify" draw:textarea-vertical-align="middle" draw:auto-grow-height="false" fo:min-height="1cm" fo:min-width="13cm" fo:wrap-option="no-wrap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.966cm" fo:min-width="2.96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color="#000000" draw:marker-start="" draw:fill-color="#cccccc" draw:textarea-horizontal-align="justify" draw:textarea-vertical-align="middle" draw:auto-grow-height="false" fo:min-height="1cm" fo:min-width="12cm" fo:wrap-option="no-wrap"/>
      <style:paragraph-properties style:writing-mode="lr-tb"/>
    </style:style>
    <style:style style:name="gr4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style:shrink-to-fit="false" fo:min-height="15.198cm" fo:min-width="22.403cm" fo:padding-top="0.13cm" fo:padding-bottom="0.13cm" fo:padding-left="0.25cm" fo:padding-right="0.25cm" fo:wrap-option="wrap" draw:shadow="visible" draw:shadow-offset-x="0.3cm" draw:shadow-offset-y="0.3cm" draw:shadow-color="#868686" draw:shadow-opacity="100%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2.5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2.448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48cm" fo:min-width="2.4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93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216cm" fo:min-width="5.716cm" fo:padding-top="0.142cm" fo:padding-bottom="0.142cm" fo:padding-left="0.267cm" fo:padding-right="0.267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0.716cm" fo:min-width="9.466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0.716cm" fo:min-width="5.966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ffbf00" draw:textarea-horizontal-align="left" draw:textarea-vertical-align="middle" draw:auto-grow-height="false" fo:min-height="1.966cm" fo:min-width="12.71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svg:stroke-width="0.035cm" svg:stroke-color="#000000" draw:marker-start-width="0.252cm" draw:marker-end-width="0.252cm" draw:fill-color="#3faf46" draw:textarea-horizontal-align="left" draw:textarea-vertical-align="middle" draw:auto-grow-height="false" fo:min-height="3.716cm" fo:min-width="11.466cm" fo:padding-top="0.142cm" fo:padding-bottom="0.142cm" fo:padding-left="0.267cm" fo:padding-right="0.267cm"/>
      <style:paragraph-properties style:writing-mode="lr-tb"/>
    </style:style>
    <style:style style:name="gr61" style:family="graphic" style:parent-style-name="standard">
      <style:graphic-properties svg:stroke-width="0.035cm" svg:stroke-color="#000000" draw:marker-start-width="0.252cm" draw:marker-end-width="0.252cm" draw:fill-color="#8e86ae" draw:textarea-horizontal-align="left" draw:textarea-vertical-align="middle" draw:auto-grow-height="false" fo:min-height="10.716cm" fo:min-width="25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3" style:family="paragraph">
      <loext:graphic-properties draw:fill-color="#8e86ae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3.9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972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8" style:family="paragraph">
      <loext:graphic-properties draw:fill-color="#168253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-color="#ff7b5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ff860d"/>
    </style:style>
    <style:style style:name="P11" style:family="paragraph">
      <loext:graphic-properties draw:fill="none" draw:fill-color="#ffffff"/>
      <style:paragraph-properties style:writing-mode="lr-tb"/>
      <style:text-properties fo:color="#5983b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d62e4e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5983b0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0938a"/>
      <style:paragraph-properties fo:text-align="center" style:writing-mode="lr-tb"/>
    </style:style>
    <style:style style:name="P20" style:family="paragraph">
      <style:paragraph-properties fo:text-align="start" style:writing-mode="lr-tb">
        <style:tab-stops/>
      </style:paragraph-properties>
      <style:text-properties style:font-name="DejaVu Sans" fo:font-size="12pt" style:font-size-asian="12pt" style:font-size-complex="12pt"/>
    </style:style>
    <style:style style:name="P21" style:family="paragraph">
      <loext:graphic-properties draw:fill-color="#3faf46"/>
      <style:paragraph-properties fo:text-align="start" style:writing-mode="lr-tb">
        <style:tab-stops/>
      </style:paragraph-properties>
      <style:text-properties style:font-name="DejaVu Sans" fo:font-size="12pt" style:font-size-asian="12pt" style:font-size-complex="12pt"/>
    </style:style>
    <style:style style:name="P22" style:family="paragraph">
      <loext:graphic-properties draw:fill-color="#729fcf"/>
      <style:paragraph-properties fo:text-align="start" style:writing-mode="lr-tb">
        <style:tab-stops/>
      </style:paragraph-properties>
      <style:text-properties style:font-name="DejaVu Sans" fo:font-size="12pt" style:font-size-asian="12pt" style:font-size-complex="12pt"/>
    </style:style>
    <style:style style:name="P23" style:family="paragraph">
      <loext:graphic-properties draw:fill-color="#ffbf00"/>
      <style:paragraph-properties fo:text-align="start" style:writing-mode="lr-tb">
        <style:tab-stops/>
      </style:paragraph-properties>
      <style:text-properties style:font-name="DejaVu Sans" fo:font-size="12pt" style:font-size-asian="12pt" style:font-size-complex="12pt"/>
    </style:style>
    <style:style style:name="P24" style:family="paragraph">
      <style:paragraph-properties fo:text-align="center" style:writing-mode="lr-tb">
        <style:tab-stops/>
      </style:paragraph-properties>
    </style:style>
    <style:style style:name="P25" style:family="paragraph">
      <loext:graphic-properties draw:fill-color="#cccccc"/>
      <style:paragraph-properties fo:text-align="center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7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8" style:family="paragraph">
      <loext:graphic-properties draw:fill-color="#8e86ae"/>
      <style:paragraph-properties fo:text-align="start" style:writing-mode="lr-tb">
        <style:tab-stops/>
      </style:paragraph-properties>
      <style:text-properties style:font-name="DejaVu Sans"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0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ffff"/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loext:graphic-properties draw:fill="none" draw:fill-color="#ffffff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d62e4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 ARCHITECTURE" draw:style-name="dp1" draw:master-page-name="Standard">
        <draw:custom-shape draw:style-name="gr1" draw:text-style-name="P1" draw:layer="layout" svg:width="24cm" svg:height="1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1.5cm" svg:x="10cm" svg:y="7cm">
          <draw:glue-point draw:id="4" svg:x="-5cm" svg:y="-4.565cm"/>
          <text:p text:style-name="P2"><text:span text:style-name="T1">TB_sequenc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0.831cm" svg:x="4.25cm" svg:y="1.919cm">
          <draw:text-box>
            <text:p><text:span text:style-name="T2">tb_top.sv</text:span></text:p>
          </draw:text-box>
        </draw:frame>
        <draw:custom-shape draw:style-name="gr4" draw:text-style-name="P6" draw:layer="layout" svg:width="5.5cm" svg:height="12.75cm" svg:x="9.25cm" svg:y="6.25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5cm" svg:height="2.5cm" svg:x="4.5cm" svg:y="3cm">
          <draw:glue-point draw:id="4" svg:x="5cm" svg:y="-1.666cm"/>
          <text:p text:style-name="P2"><text:span text:style-name="T1">Clock 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5cm" svg:height="3cm" svg:x="17cm" svg:y="9cm">
          <text:p text:style-name="P2"><text:span text:style-name="T1">WAIT EVENT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5cm" svg:height="3cm" svg:x="17cm" svg:y="5cm">
          <text:p text:style-name="P2"><text:span text:style-name="T1">SET INJECTOR</text:span><text:span text:style-name="T1"><text:line-break/></text:span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4.75cm" svg:x="24cm" svg:y="3cm">
          <draw:glue-point draw:id="4" svg:x="-5cm" svg:y="-4.322cm"/>
          <text:p text:style-name="P2"><text:span text:style-name="T1">DUT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277cm" svg:height="0.962cm" svg:x="7.973cm" svg:y="3.25cm">
          <draw:text-box>
            <text:p>clk</text:p>
          </draw:text-box>
          <draw:glue-point draw:id="4" svg:x="-0.869cm" svg:y="-2.796cm"/>
        </draw:frame>
        <draw:line draw:style-name="gr9" draw:text-style-name="P1" draw:layer="layout" svg:x1="14cm" svg:y1="4.25cm" svg:x2="24cm" svg:y2="4.25cm">
          <text:p/>
        </draw:line>
        <draw:connector draw:style-name="gr10" draw:text-style-name="P1" draw:layer="layout" draw:line-skew="3.75cm" svg:x1="8cm" svg:y1="4.25cm" svg:x2="17cm" svg:y2="6.5cm" draw:start-shape="id1" draw:start-glue-point="1" draw:end-shape="id2" draw:end-glue-point="3" svg:d="M8000 4250h8250v2250h750" svg:viewBox="0 0 9001 2251">
          <text:p/>
        </draw:connector>
        <draw:connector draw:style-name="gr11" draw:text-style-name="P1" draw:layer="layout" draw:line-skew="-0.113cm" svg:x1="16.243cm" svg:y1="6.482cm" svg:x2="17cm" svg:y2="10.5cm" draw:end-shape="id3" draw:end-glue-point="3" svg:d="M16243 6482h7v4018h750" svg:viewBox="0 0 758 4019">
          <text:p/>
        </draw:connector>
        <draw:line draw:style-name="gr12" draw:text-style-name="P1" draw:layer="layout" svg:x1="20.5cm" svg:y1="6.5cm" svg:x2="24cm" svg:y2="6.5cm">
          <text:p/>
        </draw:line>
        <draw:frame draw:style-name="gr13" draw:text-style-name="P11" draw:layer="layout" svg:width="3.042cm" svg:height="0.725cm" svg:x="20.535cm" svg:y="5.75cm">
          <draw:text-box>
            <text:p><text:span text:style-name="T4">DUT INPUTS</text:span></text:p>
          </draw:text-box>
        </draw:frame>
        <draw:line draw:style-name="gr14" draw:text-style-name="P13" draw:layer="layout" svg:x1="24cm" svg:y1="10.5cm" svg:x2="20.5cm" svg:y2="10.5cm">
          <text:p text:style-name="P12"><text:s/></text:p>
        </draw:line>
        <draw:frame draw:style-name="gr15" draw:text-style-name="P14" draw:layer="layout" svg:width="3.512cm" svg:height="0.725cm" svg:x="20.489cm" svg:y="9.694cm">
          <draw:text-box>
            <text:p><text:span text:style-name="T5">DUT OUTPUTS</text:span></text:p>
          </draw:text-box>
        </draw:frame>
        <draw:frame draw:style-name="gr16" draw:text-style-name="P15" draw:layer="layout" svg:width="2.2cm" svg:height="0.962cm" svg:x="9.25cm" svg:y="6.25cm">
          <draw:text-box>
            <text:p>SOFT</text:p>
          </draw:text-box>
        </draw:frame>
        <draw:line draw:style-name="gr17" draw:text-style-name="P12" draw:layer="layout" svg:x1="14cm" svg:y1="7.5cm" svg:x2="17cm" svg:y2="7.5cm">
          <text:p/>
        </draw:line>
        <draw:line draw:style-name="gr17" draw:text-style-name="P12" draw:layer="layout" svg:x1="14cm" svg:y1="11.5cm" svg:x2="17cm" svg:y2="11.5cm">
          <text:p/>
        </draw:line>
        <draw:line draw:style-name="gr17" draw:text-style-name="P12" draw:layer="layout" svg:x1="8cm" svg:y1="11.75cm" svg:x2="10cm" svg:y2="11.75cm">
          <text:p/>
        </draw:line>
        <draw:line draw:style-name="gr17" draw:text-style-name="P12" draw:layer="layout" svg:x1="14cm" svg:y1="15cm" svg:x2="17cm" svg:y2="15cm">
          <text:p/>
        </draw:line>
        <draw:custom-shape draw:style-name="gr18" draw:text-style-name="P16" draw:layer="layout" svg:width="3.5cm" svg:height="2cm" svg:x="17cm" svg:y="14cm">
          <text:p text:style-name="P2"><text:span text:style-name="T1">CHECK LEVEL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24.011cm" svg:y1="15cm" svg:x2="20.511cm" svg:y2="15cm">
          <text:p text:style-name="P12"><text:s/></text:p>
        </draw:line>
        <draw:frame draw:style-name="gr15" draw:text-style-name="P14" draw:layer="layout" svg:width="3.512cm" svg:height="0.725cm" svg:x="20.5cm" svg:y="14.194cm">
          <draw:text-box>
            <text:p><text:span text:style-name="T5">DUT OUTPUTS</text:span></text:p>
          </draw:text-box>
        </draw:frame>
        <draw:custom-shape draw:style-name="gr19" draw:text-style-name="P16" draw:layer="layout" svg:width="3.5cm" svg:height="3.5cm" svg:x="4.5cm" svg:y="10cm">
          <text:p text:style-name="P2"><text:span text:style-name="T1">INJECTOR</text:span><text:span text:style-name="T1"><text:line-break/></text:span><text:span text:style-name="T1">WAIT_EVENT</text:span><text:span text:style-name="T1"><text:line-break/></text:span><text:span text:style-name="T1">CHECK_LEVEL</text:span><text:span text:style-name="T1"><text:line-break/></text:span><text:span text:style-name="T1">ALIAS</text:span><text:span text:style-name="T1"><text:line-break/></text:span><text:span text:style-name="T1">AFFECTATION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4.75cm" svg:y1="19cm" svg:x2="7.75cm" svg:y2="19cm">
          <text:p/>
        </draw:line>
        <draw:frame draw:style-name="gr20" draw:text-style-name="P17" draw:layer="layout" svg:width="2.428cm" svg:height="0.725cm" svg:x="5cm" svg:y="18.25cm">
          <draw:text-box>
            <text:p><text:span text:style-name="T6">Virtual I/F</text:span></text:p>
          </draw:text-box>
        </draw:frame>
        <draw:custom-shape draw:style-name="gr21" draw:text-style-name="P16" xml:id="id4" draw:id="id4" draw:layer="layout" svg:width="3.5cm" svg:height="1.75cm" svg:x="4.5cm" svg:y="7.25cm">
          <text:p text:style-name="P2"><text:span text:style-name="T1">WAIT_DURATION</text:span><text:span text:style-name="T1"><text:line-break/></text:span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6.25cm" svg:y1="5.5cm" svg:x2="6.25cm" svg:y2="7.25cm" draw:start-shape="id1" draw:start-glue-point="2" draw:end-shape="id4" draw:end-glue-point="0" svg:d="M6250 5500v1750" svg:viewBox="0 0 1 1751">
          <text:p/>
        </draw:connector>
        <draw:frame draw:style-name="gr8" draw:text-style-name="P10" draw:layer="layout" svg:width="1.277cm" svg:height="0.962cm" svg:x="6.223cm" svg:y="5.75cm">
          <draw:text-box>
            <text:p>clk</text:p>
          </draw:text-box>
          <draw:glue-point draw:id="4" svg:x="-0.869cm" svg:y="-2.796cm"/>
        </draw:frame>
        <draw:line draw:style-name="gr17" draw:text-style-name="P12" draw:layer="layout" svg:x1="8cm" svg:y1="8cm" svg:x2="10cm" svg:y2="8cm">
          <text:p/>
        </draw:line>
        <draw:custom-shape draw:style-name="gr23" draw:text-style-name="P19" draw:layer="layout" svg:width="2.25cm" svg:height="1.75cm" svg:x="1.25cm" svg:y="15.5cm">
          <text:p text:style-name="P18">scn.tx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4" draw:text-style-name="P1" draw:layer="layout" svg:x1="3.5cm" svg:y1="16.25cm" svg:x2="10cm" svg:y2="16.25cm">
          <text:p/>
        </draw:line>
      </draw:page>
      <draw:page draw:name="page2" draw:style-name="dp1" draw:master-page-name="Standard">
        <draw:custom-shape draw:style-name="gr25" draw:text-style-name="P1" draw:layer="layout" svg:width="38cm" svg:height="28.25cm" svg:x="2cm" svg:y="1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8.25cm" svg:height="2.571cm" svg:x="2cm" svg:y="1.179cm">
          <draw:text-box>
            <text:p><text:span text:style-name="T2">tb_top #(</text:span></text:p>
            <text:p><text:span text:style-name="T2"><text:tab/></text:span><text:span text:style-name="T2"><text:tab/></text:span><text:span text:style-name="T2">parameter SCN_FILE_PATH = ‘TOTO.txt’</text:span></text:p>
            <text:p><text:span text:style-name="T2"><text:tab/></text:span><text:span text:style-name="T2"><text:tab/></text:span><text:span text:style-name="T2">)() ;</text:span></text:p>
          </draw:text-box>
        </draw:frame>
        <draw:custom-shape draw:style-name="gr27" draw:text-style-name="P21" draw:layer="layout" svg:width="12cm" svg:height="2.25cm" svg:x="3cm" svg:y="8cm">
          <text:p text:style-name="P20"><text:span text:style-name="T1">wait_event_intf #( .WAIT_SIZE <text:s text:c="5"/>(`C_WAIT_ALIAS_NB),</text:span></text:p>
          <text:p text:style-name="P20"><text:span text:style-name="T1"><text:s text:c="30"/></text:span><text:span text:style-name="T1">.WAIT_WIDTH <text:s/>(`C_WAIT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<text:p text:style-name="P20"><text:span text:style-name="T1">s_wait_event_if();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2cm" svg:height="2.25cm" svg:x="3cm" svg:y="11cm">
          <text:p text:style-name="P20"><text:span text:style-name="T1">set_injector_intf #( .SET_SIZE <text:s text:c="2"/>(`C_SET_ALIAS_NB),</text:span></text:p>
          <text:p text:style-name="P20"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 text:c="2"/></text:span><text:span text:style-name="T1">.SET_WIDTH <text:s/>(`C_SET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)</text:span></text:p>
          <text:p text:style-name="P20"><text:span text:style-name="T1">s_set_injector_if();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2cm" svg:height="1cm" svg:x="3cm" svg:y="14cm">
          <text:p text:style-name="P20"><text:span text:style-name="T1">wait_duration_intf s_wait_duration_if();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4cm" svg:height="2.25cm" svg:x="3cm" svg:y="16cm">
          <text:p text:style-name="P20"><text:span text:style-name="T1">check_level_intf #( .CHECK_SIZE <text:s text:c="2"/>(`C_CHECK_ALIAS_NB),</text:span></text:p>
          <text:p text:style-name="P20"><text:span text:style-name="T1"><text:tab/></text:span><text:span text:style-name="T1"><text:tab/></text:span><text:span text:style-name="T1"> <text:s text:c="4"/></text:span><text:span text:style-name="T1"><text:tab/></text:span><text:span text:style-name="T1"><text:tab/></text:span><text:span text:style-name="T1"> <text:s text:c="2"/></text:span><text:span text:style-name="T1">.CHECK_WIDTH <text:s/>(`C_CHECK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)</text:span></text:p>
          <text:p text:style-name="P20"><text:span text:style-name="T1">s_check_level_if();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7.249cm" svg:height="0.75cm" svg:x="-8.001cm" svg:y="8.75cm">
          <text:p text:style-name="P24">Wait Event Interface declar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" draw:text-style-name="P25" draw:layer="layout" svg:width="7.249cm" svg:height="0.75cm" svg:x="-8.001cm" svg:y="14cm">
          <text:p text:style-name="P24">Wait Duration Interface declar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" draw:text-style-name="P25" draw:layer="layout" svg:width="7.249cm" svg:height="0.75cm" svg:x="-8cm" svg:y="11.75cm">
          <text:p text:style-name="P24">Set Injector Interface declar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" draw:text-style-name="P25" draw:layer="layout" svg:width="7.249cm" svg:height="0.75cm" svg:x="-8cm" svg:y="16.75cm">
          <text:p text:style-name="P24">Check Level Interface declar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21" draw:layer="layout" svg:width="14cm" svg:height="4cm" svg:x="3cm" svg:y="20cm">
          <text:p text:style-name="P20"><text:span text:style-name="T1">wait_event_wrapper #(.CLK_PERIOD (`C_TB_CLK_PERIOD)</text:span></text:p>
          <text:p text:style-name="P20"><text:span text:style-name="T1"><text:s text:c="4"/></text:span><text:span text:style-name="T1">)</text:span></text:p>
          <text:p text:style-name="P20"><text:span text:style-name="T1"><text:s text:c="4"/></text:span><text:span text:style-name="T1">i_wait_event_wrapper (</text:span></text:p>
          <text:p text:style-name="P20"><text:span text:style-name="T1"><text:s text:c="7"/></text:span><text:span text:style-name="T1">.clk <text:s text:c="11"/>(clk),</text:span></text:p>
          <text:p text:style-name="P20"><text:span text:style-name="T1"><text:s text:c="7"/></text:span><text:span text:style-name="T1">.rst_n <text:s text:c="9"/>(rst_n),</text:span></text:p>
          <text:p text:style-name="P20"><text:span text:style-name="T1"><text:s text:c="7"/></text:span><text:span text:style-name="T1">.wait_event_if <text:s/>(s_wait_event_if)</text:span><text:span text:style-name="T1"><text:tab/></text:span><text:span text:style-name="T1"><text:tab/></text:span><text:span text:style-name="T1"><text:tab/></text:span><text:span text:style-name="T1"> </text:span></text:p>
          <text:p text:style-name="P20"><text:span text:style-name="T1"><text:s text:c="4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7.249cm" svg:height="0.75cm" svg:x="-8cm" svg:y="21.75cm">
          <text:p text:style-name="P24">Wait Event wrapper instanci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4" draw:text-style-name="P22" draw:layer="layout" svg:width="12cm" svg:height="4cm" svg:x="3cm" svg:y="25cm">
          <text:p text:style-name="P20"><text:span text:style-name="T1">set_injector_wrapper #()</text:span></text:p>
          <text:p text:style-name="P20"><text:span text:style-name="T1"><text:s text:c="4"/></text:span><text:span text:style-name="T1">i_set_injector_wrapper (</text:span></text:p>
          <text:p text:style-name="P20"><text:span text:style-name="T1"><text:s text:c="7"/></text:span><text:span text:style-name="T1">.clk <text:s text:c="13"/>(clk),</text:span></text:p>
          <text:p text:style-name="P20"><text:span text:style-name="T1"><text:s text:c="7"/></text:span><text:span text:style-name="T1">.rst_n <text:s text:c="11"/>(rst_n),</text:span></text:p>
          <text:p text:style-name="P20"><text:span text:style-name="T1"><text:s text:c="7"/></text:span><text:span text:style-name="T1">.set_injector_if <text:s/>(s_set_injector_if)</text:span><text:span text:style-name="T1"><text:tab/></text:span><text:span text:style-name="T1"><text:tab/></text:span><text:span text:style-name="T1"><text:tab/></text:span><text:span text:style-name="T1"> <text:s text:c="2"/></text:span></text:p>
          <text:p text:style-name="P20"><text:span text:style-name="T1"><text:s text:c="4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7.249cm" svg:height="0.75cm" svg:x="-8cm" svg:y="26.75cm">
          <text:p text:style-name="P24">Set injector wrapper instanciation</text:p>
          <draw:enhanced-geometry svg:viewBox="0 0 21600 21600" draw:mirror-horizontal="true" draw:type="line-callout-2" draw:modifiers="-10948.9655172414 7909.45406125166 -3600 4000 -744.827586206897 15933.95472703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5" draw:text-style-name="P23" draw:layer="layout" svg:width="13.25cm" svg:height="4cm" svg:x="3cm" svg:y="3.5cm">
          <text:p text:style-name="P20"><text:span text:style-name="T1">clk_gen #(</text:span></text:p>
          <text:p text:style-name="P20"><text:span text:style-name="T1"><text:tab/></text:span><text:span text:style-name="T1">.G_CLK_HALF_PERIOD <text:s/></text:span><text:span text:style-name="T1">(`C_TB_CLK_HALF_PERIOD),</text:span></text:p>
          <text:p text:style-name="P20"><text:span text:style-name="T1"><text:tab/></text:span><text:span text:style-name="T1">.G_WAIT_RST <text:s text:c="8"/>(`C_WAIT_RST)</text:span></text:p>
          <text:p text:style-name="P20"><text:span text:style-name="T1"><text:s text:c="3"/></text:span><text:span text:style-name="T1">)</text:span></text:p>
          <text:p text:style-name="P20"><text:span text:style-name="T1"><text:s text:c="3"/></text:span><text:span text:style-name="T1">i_clk_gen (</text:span></text:p>
          <text:p text:style-name="P20"><text:span text:style-name="T1"><text:tab/></text:span><text:span text:style-name="T1"> <text:s text:c="5"/></text:span><text:span text:style-name="T1">.clk_tb (clk),</text:span></text:p>
          <text:p text:style-name="P20"><text:span text:style-name="T1"><text:s text:c="14"/></text:span><text:span text:style-name="T1">.rst_n <text:s/>(rst_n)</text:span><text:span text:style-name="T1"><text:tab/></text:span><text:span text:style-name="T1"> <text:s text:c="5"/></text:span></text:p>
          <text:p text:style-name="P20"><text:span text:style-name="T1"><text:s text:c="3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249cm" svg:height="1.25cm" svg:x="-8cm" svg:y="5cm">
          <text:p text:style-name="P26">Clock and reset generator</text:p>
          <text:p text:style-name="P26">Can be custom</text:p>
          <draw:enhanced-geometry svg:viewBox="0 0 21600 21600" draw:mirror-horizontal="true" draw:type="line-callout-2" draw:modifiers="-10948.9655172414 4730.93525179856 -3600 4000 -744.827586206897 9548.201438848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28" draw:layer="layout" svg:width="13.25cm" svg:height="7cm" svg:x="20.75cm" svg:y="3cm">
          <text:p text:style-name="P20"><text:span text:style-name="T1">static tb_class #( .G_SET_SIZE <text:s text:c="7"/></text:span><text:span text:style-name="T1">(`C_SET_SIZE),</text:span></text:p>
          <text:p text:style-name="P20"><text:span text:style-name="T1"><text:s text:c="22"/></text:span><text:span text:style-name="T1">.G_SET_WIDTH <text:s text:c="6"/></text:span><text:span text:style-name="T1">(`C_SET_WIDTH),</text:span></text:p>
          <text:p text:style-name="P20"><text:span text:style-name="T1"><text:s text:c="22"/></text:span><text:span text:style-name="T1">.G_WAIT_SIZE <text:s text:c="6"/></text:span><text:span text:style-name="T1">(`C_WAIT_ALIAS_NB),</text:span></text:p>
          <text:p text:style-name="P20"><text:span text:style-name="T1"><text:s text:c="22"/></text:span><text:span text:style-name="T1">.G_WAIT_WIDTH <text:s text:c="5"/></text:span><text:span text:style-name="T1">(`C_WAIT_WIDTH), </text:span></text:p>
          <text:p text:style-name="P20"><text:span text:style-name="T1"><text:s text:c="22"/></text:span><text:span text:style-name="T1">.G_CLK_PERIOD <text:s text:c="5"/></text:span><text:span text:style-name="T1">(`C_TB_CLK_PERIOD),</text:span></text:p>
          <text:p text:style-name="P20"><text:span text:style-name="T1"><text:s text:c="22"/></text:span><text:span text:style-name="T1">.G_CHECK_SIZE <text:s text:c="5"/></text:span><text:span text:style-name="T1">(`C_CHECK_SIZE),</text:span></text:p>
          <text:p text:style-name="P20"><text:span text:style-name="T1"><text:s text:c="22"/></text:span><text:span text:style-name="T1">.G_CHECK_WIDTH <text:s text:c="4"/></text:span><text:span text:style-name="T1">(`C_CHECK_WIDTH),</text:span><text:span text:style-name="T1"><text:tab/></text:span><text:span text:style-name="T1"><text:tab/></text:span><text:span text:style-name="T1"> <text:s text:c="5"/></text:span><text:span text:style-name="T1"><text:tab/></text:span><text:span text:style-name="T1"><text:tab/></text:span><text:span text:style-name="T1"> <text:s text:c="3"/></text:span></text:p>
          <text:p text:style-name="P20"><text:span text:style-name="T1"><text:tab/></text:span><text:span text:style-name="T1"><text:tab/></text:span><text:span text:style-name="T1"> <text:s text:c="5"/></text:span><text:span text:style-name="T1">)</text:span></text:p>
          <text:p text:style-name="P20"><text:span text:style-name="T1"><text:s text:c="3"/></text:span></text:p>
          <text:p text:style-name="P20"><text:span text:style-name="T1"><text:s text:c="3"/></text:span><text:span text:style-name="T1">tb_class_inst = new (s_wait_event_if, </text:span></text:p>
          <text:p text:style-name="P20"><text:span text:style-name="T1"><text:tab/></text:span><text:span text:style-name="T1"><text:tab/></text:span><text:span text:style-name="T1"><text:tab/></text:span><text:span text:style-name="T1">s_set_injector_if, </text:span></text:p>
          <text:p text:style-name="P20"><text:span text:style-name="T1"><text:tab/></text:span><text:span text:style-name="T1"><text:tab/></text:span><text:span text:style-name="T1"><text:tab/></text:span><text:span text:style-name="T1">s_wait_duration_if,</text:span></text:p>
          <text:p text:style-name="P20"><text:span text:style-name="T1"><text:tab/></text:span><text:span text:style-name="T1"><text:tab/></text:span><text:span text:style-name="T1"><text:tab/></text:span><text:span text:style-name="T1">s_check_level_if);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13.5cm" svg:height="1.25cm" draw:transform="rotate (0.000174532925198282) translate (42.25cm 5.75cm)">
          <text:p text:style-name="P26">Create tb_class inst for sequencer used</text:p>
          <text:p text:style-name="P26">It contains same parameter of generic testbench modules</text:p>
          <draw:enhanced-geometry svg:viewBox="0 0 21600 21600" draw:mirror-horizontal="false" draw:mirror-vertical="false" draw:type="line-callout-2" draw:modifiers="-13562.1953929339 7666.18705035971 -3983.33793103448 3591.36690647482 -401.570254055255 9548.201438848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28" draw:layer="layout" svg:width="18.25cm" svg:height="11cm" svg:x="20.75cm" svg:y="11.5cm">
          <text:p text:style-name="P20"><text:span text:style-name="T1">initial begin// : TB_SEQUENCER</text:span></text:p>
          <text:p text:style-name="P20"><text:span text:style-name="T1"><text:s text:c="4"/></text:span></text:p>
          <text:p text:style-name="P20"><text:span text:style-name="T1"><text:s text:c="6"/></text:span><text:span text:style-name="T1">// Add Alias of Generic TB Modules</text:span></text:p>
          <text:p text:style-name="P20"><text:span text:style-name="T1"><text:s text:c="6"/></text:span><text:span text:style-name="T1">tb_class_inst.ADD_ALIAS("SET_INJECTOR", </text:span><text:span text:style-name="T1">"DISPLAY_SCREEN_SEL", <text:s text:c="3"/>0);</text:span></text:p>
          <text:p text:style-name="P20"><text:span text:style-name="T1"><text:s text:c="6"/></text:span><text:span text:style-name="T1">tb_class_inst.ADD_ALIAS("SET_INJECTOR", </text:span><text:span text:style-name="T1">"DISPLAY_SCREEN_MATRIX", 1);</text:span></text:p>
          <text:p text:style-name="P20"><text:span text:style-name="T1"><text:s text:c="6"/></text:span><text:span text:style-name="T1">tb_class_inst.ADD_ALIAS("SET_INJECTOR", </text:span><text:span text:style-name="T1">"DISPLAY_REG_MATRIX_N", <text:s/>2); <text:s text:c="5"/></text:span></text:p>
          <text:p text:style-name="P20"><text:span text:style-name="T1"><text:s text:c="6"/></text:span></text:p>
          <text:p text:style-name="P20"><text:span text:style-name="T1"><text:s text:c="6"/></text:span><text:span text:style-name="T1">tb_class_inst.ADD_ALIAS("WAIT_EVENT", "RST_N", <text:s text:c="3"/></text:span><text:span text:style-name="T1"><text:s text:c="13"/>0);</text:span></text:p>
          <text:p text:style-name="P20"><text:span text:style-name="T1"><text:s text:c="6"/></text:span><text:span text:style-name="T1">tb_class_inst.ADD_ALIAS("WAIT_EVENT", "CLK", <text:s text:c="7"/></text:span><text:span text:style-name="T1"><text:s text:c="11"/>1); <text:s text:c="5"/></text:span></text:p>
          <text:p text:style-name="P20"><text:span text:style-name="T1"><text:s text:c="6"/></text:span><text:span text:style-name="T1">tb_class_inst.ADD_ALIAS("WAIT_EVENT", </text:span><text:span text:style-name="T1">"SPI_FRAME_RECEIVED", <text:s text:c="3"/>2);</text:span></text:p>
          <text:p text:style-name="P20"><text:span text:style-name="T1"><text:s text:c="6"/></text:span><text:span text:style-name="T1">tb_class_inst.ADD_ALIAS("WAIT_EVENT", </text:span><text:span text:style-name="T1">"SPI_LOAD_RECEIVED", <text:s text:c="4"/>3);</text:span></text:p>
          <text:p text:style-name="P20"><text:span text:style-name="T1"/></text:p>
          <text:p text:style-name="P20"><text:span text:style-name="T1"><text:s text:c="6"/></text:span><text:span text:style-name="T1">// Check Level Alias</text:span></text:p>
          <text:p text:style-name="P20"><text:span text:style-name="T1"><text:s text:c="6"/></text:span><text:span text:style-name="T1">tb_class_inst.ADD_ALIAS("CHECK_LEVEL", </text:span><text:span text:style-name="T1">"S_MAX7219_DATA", <text:s text:c="11"/>0);</text:span></text:p>
          <text:p text:style-name="P20"><text:span text:style-name="T1"><text:s text:c="6"/></text:span><text:span text:style-name="T1">tb_class_inst.ADD_ALIAS("CHECK_LEVEL", </text:span><text:span text:style-name="T1">"O_SPI_DATA_RECEIVED", <text:s text:c="6"/>1);</text:span></text:p>
          <text:p text:style-name="P20"><text:span text:style-name="T1"><text:s text:c="6"/></text:span><text:span text:style-name="T1">tb_class_inst.ADD_ALIAS("CHECK_LEVEL", </text:span><text:span text:style-name="T1">"S_MAX_TEMPO_CNT_SCROLLER", <text:s/>2);</text:span></text:p>
          <text:p text:style-name="P20"><text:span text:style-name="T1"><text:tab/></text:span></text:p>
          <text:p text:style-name="P20"><text:span text:style-name="T1"><text:s text:c="4"/></text:span></text:p>
          <text:p text:style-name="P20"><text:span text:style-name="T1"><text:s text:c="6"/></text:span><text:span text:style-name="T1">// RUN Testbench Sequencer</text:span></text:p>
          <text:p text:style-name="P20"><text:span text:style-name="T1"><text:s text:c="6"/></text:span><text:span text:style-name="T1">tb_class_inst.tb_sequencer(SCN_FILE_PATH);</text:span></text:p>
          <text:p text:style-name="P20"><text:span text:style-name="T1"><text:s text:c="6"/></text:span></text:p>
          <text:p text:style-name="P20"><text:span text:style-name="T1"><text:s text:c="3"/></text:span><text:span text:style-name="T1">end// : TB_SEQUENCER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13.5cm" svg:height="1.25cm" draw:transform="rotate (0.000174532925198282) translate (42.46cm 14.606cm)">
          <text:p text:style-name="P26">Initial process of testbench sequencer<text:line-break/>Alias of each Generic Testbench Modules are initialized in this section</text:p>
          <draw:enhanced-geometry svg:viewBox="0 0 21600 21600" draw:mirror-horizontal="false" draw:mirror-vertical="false" draw:type="line-callout-2" draw:modifiers="-8060.20294792978 27418.7050359712 -5183.61602844234 9548.20143884892 -401.570254055255 9548.201438848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1" draw:text-style-name="P27" draw:layer="layout" svg:width="13.5cm" svg:height="1.25cm" draw:transform="rotate (0.000174532925198282) translate (39.907cm 20.987cm)">
          <text:p text:style-name="P26">The TASK tb_sequencer is started.</text:p>
          <text:p text:style-name="P26">It reads SCN_FILE from SCN_FILE_PATH and decod each line</text:p>
          <draw:enhanced-geometry svg:viewBox="0 0 21600 21600" draw:mirror-horizontal="false" draw:mirror-vertical="false" draw:type="line-callout-2" draw:modifiers="-14310.9399303755 6060.43165467626 -5183.61602844234 9548.20143884892 -401.570254055255 9548.201438848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9" draw:layer="layout" svg:width="3.5cm" svg:height="2.25cm" svg:x="20.75cm" svg:y="25.75cm">
          <draw:glue-point draw:id="4" svg:x="-5cm" svg:y="-4.322cm"/>
          <text:p text:style-name="P2"><text:span text:style-name="T1">DUT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2.5cm" svg:height="1.25cm" svg:x="15.472cm" svg:y="-2.352cm">
          <text:p text:style-name="P26">Generic that get the path of the scenario to execute. </text:p>
          <text:p text:style-name="P26">It is overwritten by GenericMakefile when a test is running</text:p>
          <draw:enhanced-geometry svg:viewBox="0 0 21600 21600" draw:mirror-horizontal="false" draw:type="line-callout-2" draw:modifiers="-7227.64578833693 75936.690647482 -6009.50323974082 35741.0071942446 -430.237580993521 9548.201438848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Sequencer diagramme" draw:style-name="dp1" draw:master-page-name="Standard">
        <draw:custom-shape draw:style-name="gr44" draw:text-style-name="P30" draw:layer="layout" svg:width="22.902cm" svg:height="15.457cm" svg:x="8.348cm" svg:y="5.543cm">
          <text:p text:style-name="P29"><text:span text:style-name="T7">OBSOLET</text:span><text:span text:style-name="T7">E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45" draw:text-style-name="P31" xml:id="id10" draw:id="id10" draw:layer="layout" svg:width="3cm" svg:height="1cm" svg:x="3cm" svg:y="1cm">
          <text:p text:style-name="P18">Start</text:p>
          <draw:enhanced-geometry svg:viewBox="0 0 21600 21600" draw:type="rectangle" draw:enhanced-path="M 0 0 L 21600 0 21600 21600 0 21600 0 0 Z N"/>
        </draw:custom-shape>
        <draw:custom-shape draw:style-name="gr46" draw:text-style-name="P33" xml:id="id6" draw:id="id6" draw:layer="layout" svg:width="3cm" svg:height="1cm" svg:x="3cm" svg:y="6.75cm">
          <text:p text:style-name="P32"><text:span text:style-name="T8">Open SCN file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xml:id="id8" draw:id="id8" draw:layer="layout" svg:width="3cm" svg:height="1.5cm" svg:x="3cm" svg:y="10.511cm">
          <text:p text:style-name="P32"><text:span text:style-name="T8">end_test == 1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" draw:layer="layout" svg:x1="4.5cm" svg:y1="6cm" svg:x2="4.5cm" svg:y2="6.75cm" draw:start-shape="id5" draw:start-glue-point="2" draw:end-shape="id6" draw:end-glue-point="0" svg:d="M4500 6000v750" svg:viewBox="0 0 1 751">
          <text:p/>
        </draw:connector>
        <draw:connector draw:style-name="gr48" draw:text-style-name="P1" draw:layer="layout" svg:x1="4.5cm" svg:y1="9.25cm" svg:x2="4.5cm" svg:y2="10.511cm" draw:start-shape="id7" draw:start-glue-point="2" draw:end-shape="id8" draw:end-glue-point="4" svg:d="M4500 9250v1261" svg:viewBox="0 0 1 1262">
          <text:p/>
        </draw:connector>
        <draw:frame draw:style-name="gr49" draw:text-style-name="P15" draw:layer="layout" svg:width="1.75cm" svg:height="0.962cm" svg:x="6.25cm" svg:y="10.261cm">
          <draw:text-box>
            <text:p>Yes</text:p>
          </draw:text-box>
        </draw:frame>
        <draw:frame draw:style-name="gr49" draw:text-style-name="P15" draw:layer="layout" svg:width="1.75cm" svg:height="0.962cm" svg:x="2.5cm" svg:y="11.761cm">
          <draw:text-box>
            <text:p>No</text:p>
          </draw:text-box>
        </draw:frame>
        <draw:custom-shape draw:style-name="gr46" draw:text-style-name="P33" xml:id="id9" draw:id="id9" draw:layer="layout" svg:width="3cm" svg:height="1cm" svg:x="3cm" svg:y="3cm">
          <text:p text:style-name="P32"><text:span text:style-name="T8">Init tb_modules_custo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5" draw:id="id5" draw:layer="layout" svg:width="3cm" svg:height="1cm" svg:x="3cm" svg:y="5cm">
          <text:p text:style-name="P32"><text:span text:style-name="T8">Init SET Injector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4.5cm" svg:y1="4cm" svg:x2="4.5cm" svg:y2="5cm" draw:start-shape="id9" draw:start-glue-point="2" draw:end-shape="id5" draw:end-glue-point="0" svg:d="M4500 4000v1000" svg:viewBox="0 0 1 1001">
          <text:p/>
        </draw:connector>
        <draw:connector draw:style-name="gr48" draw:text-style-name="P1" draw:layer="layout" svg:x1="4.5cm" svg:y1="2cm" svg:x2="4.5cm" svg:y2="3cm" draw:start-shape="id10" draw:start-glue-point="2" draw:end-shape="id9" draw:end-glue-point="0" svg:d="M4500 2000v1000" svg:viewBox="0 0 1 1001">
          <text:p/>
        </draw:connector>
        <draw:custom-shape draw:style-name="gr46" draw:text-style-name="P33" xml:id="id13" draw:id="id13" draw:layer="layout" svg:width="3cm" svg:height="1cm" svg:x="3cm" svg:y="12.973cm">
          <text:p text:style-name="P32"><text:span text:style-name="T8">Read current line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xml:id="id11" draw:id="id11" draw:layer="layout" svg:width="3cm" svg:height="1.5cm" svg:x="3cm" svg:y="14.973cm">
          <text:p text:style-name="P32"><text:span text:style-name="T8">Line[0:3] == « //--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5" draw:layer="layout" svg:width="1.75cm" svg:height="0.962cm" svg:x="2.25cm" svg:y="16.261cm">
          <draw:text-box>
            <text:p>Yes</text:p>
          </draw:text-box>
        </draw:frame>
        <draw:custom-shape draw:style-name="gr46" draw:text-style-name="P33" xml:id="id12" draw:id="id12" draw:layer="layout" svg:width="3cm" svg:height="1cm" svg:x="3cm" svg:y="17.723cm">
          <text:p text:style-name="P32"><text:span text:style-name="T8">Display current line in trascript</text:span></text:p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1.75cm" svg:height="0.962cm" svg:x="6cm" svg:y="14.511cm">
          <draw:text-box>
            <text:p>No</text:p>
          </draw:text-box>
        </draw:frame>
        <draw:connector draw:style-name="gr48" draw:text-style-name="P1" draw:layer="layout" svg:x1="4.5cm" svg:y1="16.473cm" svg:x2="4.5cm" svg:y2="17.723cm" draw:start-shape="id11" draw:start-glue-point="6" draw:end-shape="id12" draw:end-glue-point="0" svg:d="M4500 16473v1250" svg:viewBox="0 0 1 1251">
          <text:p/>
        </draw:connector>
        <draw:connector draw:style-name="gr48" draw:text-style-name="P1" xml:id="id16" draw:id="id16" draw:layer="layout" svg:x1="4.5cm" svg:y1="18.723cm" svg:x2="3cm" svg:y2="11.261cm" draw:start-shape="id12" draw:start-glue-point="2" draw:end-shape="id8" draw:end-glue-point="5" svg:d="M4500 18723v527h-3355v-7989h1855" svg:viewBox="0 0 3356 7990">
          <text:p/>
        </draw:connector>
        <draw:connector draw:style-name="gr48" draw:text-style-name="P1" draw:layer="layout" svg:x1="4.5cm" svg:y1="12.011cm" svg:x2="4.5cm" svg:y2="12.973cm" draw:start-shape="id8" draw:start-glue-point="6" draw:end-shape="id13" draw:end-glue-point="0" svg:d="M4500 12011v962" svg:viewBox="0 0 1 963">
          <text:p/>
        </draw:connector>
        <draw:connector draw:style-name="gr48" draw:text-style-name="P1" draw:layer="layout" svg:x1="4.5cm" svg:y1="13.973cm" svg:x2="4.5cm" svg:y2="14.973cm" draw:start-shape="id13" draw:start-glue-point="2" draw:end-shape="id11" draw:end-glue-point="4" svg:d="M4500 13973v1000" svg:viewBox="0 0 1 1001">
          <text:p/>
        </draw:connector>
        <draw:custom-shape draw:style-name="gr47" draw:text-style-name="P32" xml:id="id14" draw:id="id14" draw:layer="layout" svg:width="3cm" svg:height="1.5cm" svg:x="9.5cm" svg:y="17.223cm">
          <text:p text:style-name="P32"><text:span text:style-name="T8">Line[0:1] == « // » or == « --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5" draw:layer="layout" svg:width="1.75cm" svg:height="0.962cm" svg:x="8.75cm" svg:y="18.473cm">
          <draw:text-box>
            <text:p>Yes</text:p>
          </draw:text-box>
        </draw:frame>
        <draw:custom-shape draw:style-name="gr46" draw:text-style-name="P33" xml:id="id15" draw:id="id15" draw:layer="layout" svg:width="3cm" svg:height="1cm" svg:x="9.5cm" svg:y="20.473cm">
          <text:p text:style-name="P32"><text:span text:style-name="T8">Do nothing (Ignore line)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6cm" svg:y1="15.723cm" svg:x2="11cm" svg:y2="17.223cm" draw:start-shape="id11" draw:start-glue-point="7" draw:end-shape="id14" draw:end-glue-point="4" svg:d="M6000 15723h5000v1500" svg:viewBox="0 0 5001 1501">
          <text:p/>
        </draw:connector>
        <draw:connector draw:style-name="gr48" draw:text-style-name="P1" draw:layer="layout" svg:x1="11cm" svg:y1="18.723cm" svg:x2="11cm" svg:y2="20.473cm" draw:start-shape="id14" draw:start-glue-point="6" draw:end-shape="id15" draw:end-glue-point="0" svg:d="M11000 18723v1750" svg:viewBox="0 0 1 1751">
          <text:p/>
        </draw:connector>
        <draw:connector draw:style-name="gr48" draw:text-style-name="P1" draw:layer="layout" svg:x1="11cm" svg:y1="21.473cm" svg:x2="1.145cm" svg:y2="19.25cm" draw:start-shape="id15" draw:start-glue-point="2" draw:end-shape="id16" draw:end-glue-point="0" svg:d="M11000 21473v527h-9855v-2750" svg:viewBox="0 0 9856 2751">
          <text:p/>
        </draw:connector>
        <draw:frame draw:style-name="gr49" draw:text-style-name="P15" draw:layer="layout" svg:width="1.75cm" svg:height="0.962cm" svg:x="12cm" svg:y="16.761cm">
          <draw:text-box>
            <text:p>No</text:p>
          </draw:text-box>
        </draw:frame>
        <draw:custom-shape draw:style-name="gr47" draw:text-style-name="P32" xml:id="id17" draw:id="id17" draw:layer="layout" svg:width="3cm" svg:height="1.5cm" svg:x="15.5cm" svg:y="20.223cm">
          <text:p text:style-name="P32"><text:span text:style-name="T8">Line[0] == « \n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5" draw:layer="layout" svg:width="1.75cm" svg:height="0.962cm" svg:x="15cm" svg:y="21.011cm">
          <draw:text-box>
            <text:p>Yes</text:p>
          </draw:text-box>
        </draw:frame>
        <draw:connector draw:style-name="gr48" draw:text-style-name="P1" draw:layer="layout" svg:x1="12.5cm" svg:y1="17.973cm" svg:x2="17cm" svg:y2="20.223cm" draw:start-shape="id14" draw:start-glue-point="7" draw:end-shape="id17" draw:end-glue-point="4" svg:d="M12500 17973h4500v2250" svg:viewBox="0 0 4501 2251">
          <text:p/>
        </draw:connector>
        <draw:frame draw:style-name="gr49" draw:text-style-name="P15" draw:layer="layout" svg:width="1.5cm" svg:height="0.962cm" svg:x="17.5cm" svg:y="19.723cm">
          <draw:text-box>
            <text:p>No</text:p>
          </draw:text-box>
        </draw:frame>
        <draw:custom-shape draw:style-name="gr46" draw:text-style-name="P33" xml:id="id18" draw:id="id18" draw:layer="layout" svg:width="3cm" svg:height="1cm" svg:x="15.5cm" svg:y="22.473cm">
          <text:p text:style-name="P32"><text:span text:style-name="T8">Do nothing (Ignore line)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7cm" svg:y1="21.723cm" svg:x2="17cm" svg:y2="22.473cm" draw:start-shape="id17" draw:start-glue-point="6" draw:end-shape="id18" draw:end-glue-point="0" svg:d="M17000 21723v750" svg:viewBox="0 0 1 751">
          <text:p/>
        </draw:connector>
        <draw:connector draw:style-name="gr48" draw:text-style-name="P1" draw:layer="layout" svg:x1="17cm" svg:y1="23.473cm" svg:x2="1.145cm" svg:y2="19.25cm" draw:start-shape="id18" draw:start-glue-point="2" draw:end-shape="id16" draw:end-glue-point="0" svg:d="M17000 23473v527h-15855v-4750" svg:viewBox="0 0 15856 4751">
          <text:p/>
        </draw:connector>
        <draw:custom-shape draw:style-name="gr46" draw:text-style-name="P33" xml:id="id7" draw:id="id7" draw:layer="layout" svg:width="3cm" svg:height="1cm" svg:x="3cm" svg:y="8.25cm">
          <text:p text:style-name="P32"><text:span text:style-name="T8">end_test = 0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4.5cm" svg:y1="7.75cm" svg:x2="4.5cm" svg:y2="8.25cm" draw:start-shape="id6" draw:start-glue-point="2" draw:end-shape="id7" draw:end-glue-point="0" svg:d="M4500 7750v500" svg:viewBox="0 0 1 501">
          <text:p/>
        </draw:connector>
        <draw:custom-shape draw:style-name="gr47" draw:text-style-name="P32" xml:id="id19" draw:id="id19" draw:layer="layout" svg:width="3cm" svg:height="1.5cm" svg:x="20.75cm" svg:y="22.75cm">
          <text:p text:style-name="P32"><text:span text:style-name="T8">Line[0:7] == «END_TEST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15" draw:layer="layout" svg:width="1.75cm" svg:height="0.962cm" svg:x="20.25cm" svg:y="23.538cm">
          <draw:text-box>
            <text:p>Yes</text:p>
          </draw:text-box>
        </draw:frame>
        <draw:frame draw:style-name="gr50" draw:text-style-name="P15" draw:layer="layout" svg:width="2.25cm" svg:height="1.25cm" svg:x="23.25cm" svg:y="22cm">
          <draw:text-box>
            <text:p>No</text:p>
          </draw:text-box>
        </draw:frame>
        <draw:custom-shape draw:style-name="gr46" draw:text-style-name="P33" xml:id="id20" draw:id="id20" draw:layer="layout" svg:width="3cm" svg:height="1cm" svg:x="20.75cm" svg:y="25cm">
          <text:p text:style-name="P32"><text:span text:style-name="T8">end_test = 1</text:span><text:span text:style-name="T8"><text:line-break/></text:span><text:span text:style-name="T8">$finish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22.25cm" svg:y1="24.25cm" svg:x2="22.25cm" svg:y2="25cm" draw:start-shape="id19" draw:start-glue-point="6" draw:end-shape="id20" draw:end-glue-point="0" svg:d="M22250 24250v750" svg:viewBox="0 0 1 751">
          <text:p/>
        </draw:connector>
        <draw:connector draw:style-name="gr48" draw:text-style-name="P1" draw:layer="layout" svg:x1="18.5cm" svg:y1="20.973cm" svg:x2="22.25cm" svg:y2="22.75cm" draw:start-shape="id17" draw:start-glue-point="7" draw:end-shape="id19" draw:end-glue-point="4" svg:d="M18500 20973h3750v1777" svg:viewBox="0 0 3751 1778">
          <text:p/>
        </draw:connector>
        <draw:connector draw:style-name="gr48" draw:text-style-name="P1" draw:layer="layout" svg:x1="22.25cm" svg:y1="26cm" svg:x2="1.145cm" svg:y2="19.25cm" draw:start-shape="id20" draw:start-glue-point="2" draw:end-shape="id16" draw:end-glue-point="0" svg:d="M22250 26000v527h-21105v-7277" svg:viewBox="0 0 21106 7278">
          <text:p/>
        </draw:connector>
        <draw:custom-shape draw:style-name="gr47" draw:text-style-name="P32" xml:id="id22" draw:id="id22" draw:layer="layout" svg:width="3cm" svg:height="1.5cm" svg:x="29cm" svg:y="16.25cm">
          <text:p text:style-name="P32"><text:span text:style-name="T8">cmd_custom_exist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33" xml:id="id21" draw:id="id21" draw:layer="layout" svg:width="3cm" svg:height="2.75cm" svg:x="29cm" svg:y="12.5cm">
          <text:p text:style-name="P32"><text:span text:style-name="T8">decode_custom_tb_module</text:span></text:p>
          <draw:enhanced-geometry svg:viewBox="0 0 21600 21600" draw:type="rectangle" draw:enhanced-path="M 0 0 L 21600 0 21600 21600 0 21600 0 0 Z N"/>
        </draw:custom-shape>
        <draw:custom-shape draw:style-name="gr51" draw:text-style-name="P33" xml:id="id23" draw:id="id23" draw:layer="layout" svg:width="3cm" svg:height="2.75cm" svg:x="29cm" svg:y="18.5cm">
          <text:p text:style-name="P32"><text:span text:style-name="T8">Decode regular cmd</text:span></text:p>
          <draw:enhanced-geometry svg:viewBox="0 0 21600 21600" draw:type="rectangle" draw:enhanced-path="M 0 0 L 21600 0 21600 21600 0 21600 0 0 Z N"/>
        </draw:custom-shape>
        <draw:frame draw:style-name="gr52" draw:text-style-name="P15" draw:layer="layout" svg:width="2cm" svg:height="1.673cm" svg:x="27.5cm" svg:y="17.25cm">
          <draw:text-box>
            <text:p>No</text:p>
            <text:p/>
          </draw:text-box>
        </draw:frame>
        <draw:connector draw:style-name="gr48" draw:text-style-name="P1" draw:layer="layout" svg:x1="23.75cm" svg:y1="23.5cm" svg:x2="30.5cm" svg:y2="12.5cm" draw:start-shape="id19" draw:start-glue-point="7" draw:end-shape="id21" draw:end-glue-point="0" svg:d="M23750 23500h2645v-11527h4105v527" svg:viewBox="0 0 6751 11528">
          <text:p/>
        </draw:connector>
        <draw:connector draw:style-name="gr48" draw:text-style-name="P1" draw:layer="layout" svg:x1="30.5cm" svg:y1="15.25cm" svg:x2="30.5cm" svg:y2="16.25cm" draw:start-shape="id21" draw:start-glue-point="2" draw:end-shape="id22" draw:end-glue-point="4" svg:d="M30500 15250v1000" svg:viewBox="0 0 1 1001">
          <text:p/>
        </draw:connector>
        <draw:connector draw:style-name="gr48" draw:text-style-name="P1" draw:layer="layout" svg:x1="30.5cm" svg:y1="17.75cm" svg:x2="30.5cm" svg:y2="18.5cm" draw:start-shape="id22" draw:start-glue-point="6" draw:end-shape="id23" draw:end-glue-point="0" svg:d="M30500 17750v750" svg:viewBox="0 0 1 751">
          <text:p/>
        </draw:connector>
        <draw:connector draw:style-name="gr48" draw:text-style-name="P1" draw:layer="layout" draw:line-skew="6.723cm" svg:x1="30.5cm" svg:y1="21.25cm" svg:x2="1.145cm" svg:y2="19.25cm" draw:start-shape="id23" draw:start-glue-point="2" draw:end-shape="id16" draw:end-glue-point="0" svg:d="M30500 21250v7250h-29355v-9250" svg:viewBox="0 0 29356 9251">
          <text:p/>
        </draw:connector>
        <draw:connector draw:style-name="gr48" draw:text-style-name="P1" draw:layer="layout" draw:line-skew="0cm 9.249cm" svg:x1="32cm" svg:y1="17cm" svg:x2="1.145cm" svg:y2="19.25cm" draw:start-shape="id22" draw:start-glue-point="7" draw:end-shape="id16" draw:end-glue-point="0" svg:d="M32000 17000h1013v12000h-31868v-9750" svg:viewBox="0 0 31869 12001">
          <text:p/>
        </draw:connector>
        <draw:line draw:style-name="gr48" draw:text-style-name="P1" draw:layer="layout" svg:x1="31.75cm" svg:y1="12.75cm" svg:x2="37.25cm" svg:y2="10.25cm">
          <text:p/>
        </draw:line>
        <draw:frame draw:style-name="gr53" draw:text-style-name="P15" draw:layer="layout" svg:width="7.25cm" svg:height="2.75cm" svg:x="37.25cm" svg:y="9cm">
          <draw:text-box>
            <text:p>UART<text:line-break/>DATA_COLLECTOR<text:line-break/>DATA_INJECTOR</text:p>
          </draw:text-box>
        </draw:frame>
        <draw:line draw:style-name="gr48" draw:text-style-name="P1" draw:layer="layout" svg:x1="31.25cm" svg:y1="21cm" svg:x2="35.5cm" svg:y2="24cm">
          <text:p/>
        </draw:line>
        <draw:frame draw:style-name="gr54" draw:text-style-name="P15" draw:layer="layout" svg:width="7.25cm" svg:height="5.939cm" svg:x="35.5cm" svg:y="23.25cm">
          <draw:text-box>
            <text:p>SET<text:line-break/>WTR<text:line-break/>WTF<text:line-break/>WAIT<text:line-break/>CHK<text:line-break/>WTRS<text:line-break/>WTFS<text:line-break/>MODELSIM_CMD</text:p>
          </draw:text-box>
        </draw:frame>
        <draw:custom-shape draw:style-name="gr46" draw:text-style-name="P33" xml:id="id24" draw:id="id24" draw:layer="layout" svg:width="3cm" svg:height="1cm" svg:x="13cm" svg:y="13cm">
          <text:p text:style-name="P32"><text:span text:style-name="T8">END</text:span></text:p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0.001cm" svg:height="1.187cm" svg:x="25.25cm" svg:y="25.25cm">
          <draw:text-box>
            <text:p/>
          </draw:text-box>
        </draw:frame>
        <draw:connector draw:style-name="gr48" draw:text-style-name="P1" draw:layer="layout" svg:x1="6cm" svg:y1="11.261cm" svg:x2="14.5cm" svg:y2="13cm" draw:start-shape="id8" draw:start-glue-point="7" draw:end-shape="id24" draw:end-glue-point="0" svg:d="M6000 11261h8500v1739" svg:viewBox="0 0 8501 1740">
          <text:p/>
        </draw:connector>
      </draw:page>
      <draw:page draw:name="Files organisation" draw:style-name="dp1" draw:master-page-name="Standard">
        <draw:custom-shape draw:style-name="gr56" draw:text-style-name="P7" xml:id="id26" draw:id="id26" draw:layer="layout" svg:width="6.25cm" svg:height="1.5cm" svg:x="12.5cm" svg:y="7.25cm">
          <draw:glue-point draw:id="4" svg:x="5cm" svg:y="-1.666cm"/>
          <text:p text:style-name="P2"><text:span text:style-name="T1">tb_top.sv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xml:id="id25" draw:id="id25" draw:layer="layout" svg:width="10cm" svg:height="1cm" svg:x="5cm" svg:y="4cm">
          <draw:glue-point draw:id="4" svg:x="5cm" svg:y="-1.666cm"/>
          <text:p text:style-name="P2"><text:span text:style-name="T1">Testbench/sources/lib_tb_sequencer/tb_tasks.sv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xml:id="id27" draw:id="id27" draw:layer="layout" svg:width="6.5cm" svg:height="1cm" svg:x="16cm" svg:y="4cm">
          <draw:glue-point draw:id="4" svg:x="5cm" svg:y="-1.666cm"/>
          <text:p text:style-name="P2"><text:span text:style-name="T1">testbench_setup.sv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svg:x1="10cm" svg:y1="5cm" svg:x2="15.625cm" svg:y2="7.25cm" draw:start-shape="id25" draw:start-glue-point="2" draw:end-shape="id26" draw:end-glue-point="0" svg:d="M10000 5000v1125h5625v1125" svg:viewBox="0 0 5626 2251">
          <text:p/>
        </draw:connector>
        <draw:connector draw:style-name="gr48" draw:text-style-name="P1" draw:layer="layout" svg:x1="19.25cm" svg:y1="5cm" svg:x2="15.625cm" svg:y2="7.25cm" draw:start-shape="id27" draw:start-glue-point="2" draw:end-shape="id26" draw:end-glue-point="0" svg:d="M19250 5000v1125h-3625v1125" svg:viewBox="0 0 3626 2251">
          <text:p/>
        </draw:connector>
        <draw:custom-shape draw:style-name="gr27" draw:text-style-name="P21" draw:layer="layout" svg:width="12cm" svg:height="2.25cm" svg:x="2cm" svg:y="10cm">
          <text:p text:style-name="P20"><text:span text:style-name="T1">wait_event_intf #( .WAIT_SIZE <text:s text:c="5"/>(`C_WAIT_ALIAS_NB),</text:span></text:p>
          <text:p text:style-name="P20"><text:span text:style-name="T1"><text:s text:c="30"/></text:span><text:span text:style-name="T1">.WAIT_WIDTH <text:s/>(`C_WAIT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<text:p text:style-name="P20"><text:span text:style-name="T1">s_wait_event_if();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2cm" svg:height="2.25cm" svg:x="2cm" svg:y="13cm">
          <text:p text:style-name="P20"><text:span text:style-name="T1">set_injector_intf #( .SET_SIZE <text:s text:c="2"/>(`C_SET_ALIAS_NB),</text:span></text:p>
          <text:p text:style-name="P20"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 text:c="2"/></text:span><text:span text:style-name="T1">.SET_WIDTH <text:s/>(`C_SET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)</text:span></text:p>
          <text:p text:style-name="P20"><text:span text:style-name="T1">s_set_injector_if();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2cm" svg:height="1cm" svg:x="2cm" svg:y="16cm">
          <text:p text:style-name="P20"><text:span text:style-name="T1">wait_duration_intf s_wait_duration_if();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13.25cm" svg:height="2.25cm" svg:x="2cm" svg:y="18cm">
          <text:p text:style-name="P20"><text:span text:style-name="T1">check_level_intf #( .CHECK_SIZE <text:s text:c="2"/>(`C_CHECK_ALIAS_NB),</text:span></text:p>
          <text:p text:style-name="P20"><text:span text:style-name="T1"><text:tab/></text:span><text:span text:style-name="T1"><text:tab/></text:span><text:span text:style-name="T1"> <text:s text:c="4"/></text:span><text:span text:style-name="T1"><text:tab/></text:span><text:span text:style-name="T1"><text:tab/></text:span><text:span text:style-name="T1"> <text:s text:c="2"/></text:span><text:span text:style-name="T1">.CHECK_WIDTH <text:s/>(`C_CHECK_WIDTH)</text:span></text:p>
          <text:p text:style-name="P20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)</text:span></text:p>
          <text:p text:style-name="P20"><text:span text:style-name="T1">s_check_level_if();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3.25cm" svg:height="4cm" svg:x="2cm" svg:y="23.25cm">
          <text:p text:style-name="P20"><text:span text:style-name="T1">clk_gen #(</text:span></text:p>
          <text:p text:style-name="P20"><text:span text:style-name="T1"><text:tab/></text:span><text:span text:style-name="T1">.G_CLK_HALF_PERIOD <text:s/>(`C_TB_CLK_HALF_PERIOD),</text:span></text:p>
          <text:p text:style-name="P20"><text:span text:style-name="T1"><text:tab/></text:span><text:span text:style-name="T1">.G_WAIT_RST <text:s text:c="8"/>(`C_WAIT_RST)</text:span></text:p>
          <text:p text:style-name="P20"><text:span text:style-name="T1"><text:s text:c="3"/></text:span><text:span text:style-name="T1">)</text:span></text:p>
          <text:p text:style-name="P20"><text:span text:style-name="T1"><text:s text:c="3"/></text:span><text:span text:style-name="T1">i_clk_gen (</text:span></text:p>
          <text:p text:style-name="P20"><text:span text:style-name="T1"><text:tab/></text:span><text:span text:style-name="T1"> <text:s text:c="5"/></text:span><text:span text:style-name="T1">.clk_tb (clk),</text:span></text:p>
          <text:p text:style-name="P20"><text:span text:style-name="T1"><text:s text:c="14"/></text:span><text:span text:style-name="T1">.rst_n <text:s/>(rst_n)</text:span><text:span text:style-name="T1"><text:tab/></text:span><text:span text:style-name="T1"> <text:s text:c="5"/></text:span></text:p>
          <text:p text:style-name="P20"><text:span text:style-name="T1"><text:s text:c="3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2cm" svg:height="4cm" svg:x="20cm" svg:y="10cm">
          <text:p text:style-name="P20"><text:span text:style-name="T1">wait_event_wrapper #(.CLK_PERIOD (`C_TB_CLK_PERIOD)</text:span></text:p>
          <text:p text:style-name="P20"><text:span text:style-name="T1"><text:s text:c="4"/></text:span><text:span text:style-name="T1">)</text:span></text:p>
          <text:p text:style-name="P20"><text:span text:style-name="T1"><text:s text:c="4"/></text:span><text:span text:style-name="T1">i_wait_event_wrapper (</text:span></text:p>
          <text:p text:style-name="P20"><text:span text:style-name="T1"><text:s text:c="7"/></text:span><text:span text:style-name="T1">.clk <text:s text:c="11"/>(clk),</text:span></text:p>
          <text:p text:style-name="P20"><text:span text:style-name="T1"><text:s text:c="7"/></text:span><text:span text:style-name="T1">.rst_n <text:s text:c="9"/>(rst_n),</text:span></text:p>
          <text:p text:style-name="P20"><text:span text:style-name="T1"><text:s text:c="7"/></text:span><text:span text:style-name="T1">.wait_event_if <text:s/>(s_wait_event_if)</text:span><text:span text:style-name="T1"><text:tab/></text:span><text:span text:style-name="T1"><text:tab/></text:span><text:span text:style-name="T1"><text:tab/></text:span><text:span text:style-name="T1"> </text:span></text:p>
          <text:p text:style-name="P20"><text:span text:style-name="T1"><text:s text:c="4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2cm" svg:height="4cm" svg:x="20cm" svg:y="15cm">
          <text:p text:style-name="P20"><text:span text:style-name="T1">set_injector_wrapper </text:span><text:span text:style-name="T1">#()</text:span></text:p>
          <text:p text:style-name="P20"><text:span text:style-name="T1"><text:s text:c="4"/></text:span><text:span text:style-name="T1">i_set_injector_wrapper </text:span><text:span text:style-name="T1">(</text:span></text:p>
          <text:p text:style-name="P20"><text:span text:style-name="T1"><text:s text:c="7"/></text:span><text:span text:style-name="T1">.clk <text:s text:c="13"/>(clk),</text:span></text:p>
          <text:p text:style-name="P20"><text:span text:style-name="T1"><text:s text:c="7"/></text:span><text:span text:style-name="T1">.rst_n <text:s text:c="11"/></text:span><text:span text:style-name="T1">(rst_n),</text:span></text:p>
          <text:p text:style-name="P20"><text:span text:style-name="T1"><text:s text:c="7"/></text:span><text:span text:style-name="T1">.set_injector_if <text:s/></text:span><text:span text:style-name="T1">(s_set_injector_if)</text:span><text:span text:style-name="T1"><text:tab/></text:span><text:span text:style-name="T1"><text:tab/></text:span><text:span text:style-name="T1"><text:tab/></text:span><text:span text:style-name="T1"> <text:s text:c="2"/></text:span></text:p>
          <text:p text:style-name="P20"><text:span text:style-name="T1"><text:s text:c="4"/></text:span><text:span text:style-name="T1">);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13.25cm" svg:height="7cm" svg:x="20cm" svg:y="23.5cm">
          <text:p text:style-name="P20"><text:span text:style-name="T1">static tb_class #( .G_SET_SIZE <text:s text:c="7"/>(`C_SET_SIZE),</text:span></text:p>
          <text:p text:style-name="P20"><text:span text:style-name="T1"><text:s text:c="22"/></text:span><text:span text:style-name="T1">.G_SET_WIDTH <text:s text:c="6"/>(`C_SET_WIDTH),</text:span></text:p>
          <text:p text:style-name="P20"><text:span text:style-name="T1"><text:s text:c="22"/></text:span><text:span text:style-name="T1">.G_WAIT_SIZE <text:s text:c="6"/>(`C_WAIT_ALIAS_NB),</text:span></text:p>
          <text:p text:style-name="P20"><text:span text:style-name="T1"><text:s text:c="22"/></text:span><text:span text:style-name="T1">.G_WAIT_WIDTH <text:s text:c="5"/>(`C_WAIT_WIDTH), </text:span></text:p>
          <text:p text:style-name="P20"><text:span text:style-name="T1"><text:s text:c="22"/></text:span><text:span text:style-name="T1">.G_CLK_PERIOD <text:s text:c="5"/>(`C_TB_CLK_PERIOD),</text:span></text:p>
          <text:p text:style-name="P20"><text:span text:style-name="T1"><text:s text:c="22"/></text:span><text:span text:style-name="T1">.G_CHECK_SIZE <text:s text:c="5"/>(`C_CHECK_SIZE),</text:span></text:p>
          <text:p text:style-name="P20"><text:span text:style-name="T1"><text:s text:c="22"/></text:span><text:span text:style-name="T1">.G_CHECK_WIDTH <text:s text:c="4"/>(`C_CHECK_WIDTH),</text:span><text:span text:style-name="T1"><text:tab/></text:span><text:span text:style-name="T1"><text:tab/></text:span><text:span text:style-name="T1"> <text:s text:c="5"/></text:span><text:span text:style-name="T1"><text:tab/></text:span><text:span text:style-name="T1"><text:tab/></text:span><text:span text:style-name="T1"> <text:s text:c="3"/></text:span></text:p>
          <text:p text:style-name="P20"><text:span text:style-name="T1"><text:tab/></text:span><text:span text:style-name="T1"><text:tab/></text:span><text:span text:style-name="T1"> <text:s text:c="5"/></text:span><text:span text:style-name="T1">)</text:span></text:p>
          <text:p text:style-name="P20"><text:span text:style-name="T1"><text:s text:c="3"/></text:span></text:p>
          <text:p text:style-name="P20"><text:span text:style-name="T1"><text:s text:c="3"/></text:span><text:span text:style-name="T1">tb_class_inst = new (s_wait_event_if, </text:span></text:p>
          <text:p text:style-name="P20"><text:span text:style-name="T1"><text:tab/></text:span><text:span text:style-name="T1"><text:tab/></text:span><text:span text:style-name="T1"><text:tab/></text:span><text:span text:style-name="T1">s_set_injector_if, </text:span></text:p>
          <text:p text:style-name="P20"><text:span text:style-name="T1"><text:tab/></text:span><text:span text:style-name="T1"><text:tab/></text:span><text:span text:style-name="T1"><text:tab/></text:span><text:span text:style-name="T1">s_wait_duration_if,</text:span></text:p>
          <text:p text:style-name="P20"><text:span text:style-name="T1"><text:tab/></text:span><text:span text:style-name="T1"><text:tab/></text:span><text:span text:style-name="T1"><text:tab/></text:span><text:span text:style-name="T1">s_check_level_if);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26cm" svg:height="11cm" svg:x="33.5cm" svg:y="6.75cm">
          <text:p text:style-name="P20"><text:span text:style-name="T1">initial begin// : TB_SEQUENCER</text:span></text:p>
          <text:p text:style-name="P20"><text:span text:style-name="T1"><text:s text:c="4"/></text:span></text:p>
          <text:p text:style-name="P20"><text:span text:style-name="T1"><text:s text:c="6"/></text:span><text:span text:style-name="T1">// Add Alias of Generic TB Modules</text:span></text:p>
          <text:p text:style-name="P20"><text:span text:style-name="T1"><text:s text:c="6"/></text:span><text:span text:style-name="T1">tb_class_inst.ADD_ALIAS("SET_INJECTOR", </text:span><text:span text:style-name="T1">"DISPLAY_SCREEN_SEL", <text:s text:c="3"/>0);</text:span></text:p>
          <text:p text:style-name="P20"><text:span text:style-name="T1"><text:s text:c="6"/></text:span><text:span text:style-name="T1">tb_class_inst.ADD_ALIAS("SET_INJECTOR", </text:span><text:span text:style-name="T1">"DISPLAY_SCREEN_MATRIX", 1);</text:span></text:p>
          <text:p text:style-name="P20"><text:span text:style-name="T1"><text:s text:c="6"/></text:span><text:span text:style-name="T1">tb_class_inst.ADD_ALIAS("SET_INJECTOR", </text:span><text:span text:style-name="T1">"DISPLAY_REG_MATRIX_N", <text:s/>2); <text:s text:c="5"/></text:span></text:p>
          <text:p text:style-name="P20"><text:span text:style-name="T1"><text:s text:c="6"/></text:span></text:p>
          <text:p text:style-name="P20"><text:span text:style-name="T1"><text:s text:c="6"/></text:span><text:span text:style-name="T1">tb_class_inst.ADD_ALIAS("WAIT_EVENT", "RST_N", <text:s text:c="5"/></text:span><text:span text:style-name="T1"><text:s text:c="11"/>0);</text:span></text:p>
          <text:p text:style-name="P20"><text:span text:style-name="T1"><text:s text:c="6"/></text:span><text:span text:style-name="T1">tb_class_inst.ADD_ALIAS("WAIT_EVENT", "CLK", <text:s text:c="9"/></text:span><text:span text:style-name="T1"><text:s text:c="9"/>1); <text:s text:c="5"/></text:span></text:p>
          <text:p text:style-name="P20"><text:span text:style-name="T1"><text:s text:c="6"/></text:span><text:span text:style-name="T1">tb_class_inst.ADD_ALIAS("WAIT_EVENT", </text:span><text:span text:style-name="T1">"SPI_FRAME_RECEIVED", <text:s text:c="3"/>2);</text:span></text:p>
          <text:p text:style-name="P20"><text:span text:style-name="T1"><text:s text:c="6"/></text:span><text:span text:style-name="T1">tb_class_inst.ADD_ALIAS("WAIT_EVENT", </text:span><text:span text:style-name="T1">"SPI_LOAD_RECEIVED", <text:s text:c="4"/>3);</text:span></text:p>
          <text:p text:style-name="P20"><text:span text:style-name="T1"/></text:p>
          <text:p text:style-name="P20"><text:span text:style-name="T1"><text:s text:c="6"/></text:span><text:span text:style-name="T1">// Check Level Alias</text:span></text:p>
          <text:p text:style-name="P20"><text:span text:style-name="T1"><text:s text:c="6"/></text:span><text:span text:style-name="T1">tb_class_inst.ADD_ALIAS("CHECK_LEVEL", </text:span><text:span text:style-name="T1">"S_MAX7219_DATA", <text:s text:c="11"/>0);</text:span></text:p>
          <text:p text:style-name="P20"><text:span text:style-name="T1"><text:s text:c="6"/></text:span><text:span text:style-name="T1">tb_class_inst.ADD_ALIAS("CHECK_LEVEL", </text:span><text:span text:style-name="T1">"O_SPI_DATA_RECEIVED", <text:s text:c="6"/>1);</text:span></text:p>
          <text:p text:style-name="P20"><text:span text:style-name="T1"><text:s text:c="6"/></text:span><text:span text:style-name="T1">tb_class_inst.ADD_ALIAS("CHECK_LEVEL", </text:span><text:span text:style-name="T1">"S_MAX_TEMPO_CNT_SCROLLER", <text:s/>2);</text:span></text:p>
          <text:p text:style-name="P20"><text:span text:style-name="T1"><text:tab/></text:span></text:p>
          <text:p text:style-name="P20"><text:span text:style-name="T1"><text:s text:c="4"/></text:span></text:p>
          <text:p text:style-name="P20"><text:span text:style-name="T1"><text:s text:c="6"/></text:span><text:span text:style-name="T1">// RUN Testbench Sequencer</text:span></text:p>
          <text:p text:style-name="P20"><text:span text:style-name="T1"><text:s text:c="6"/></text:span><text:span text:style-name="T1">tb_class_inst.tb_sequencer(SCN_FILE_PATH);</text:span></text:p>
          <text:p text:style-name="P20"><text:span text:style-name="T1"><text:s text:c="6"/></text:span></text:p>
          <text:p text:style-name="P20"><text:span text:style-name="T1"><text:s text:c="3"/></text:span><text:span text:style-name="T1">end// : TB_SEQUENC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2" draw:display-name="Bitmape 2" xlink:href="Pictures/100000000000005E0000005E2A54A3FEC452547F.png" xlink:type="simple" xlink:show="embed" xlink:actuate="onLoad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stroke-dash draw:name="Dashed_20__28_var_29_" draw:display-name="Dashed (var)" draw:style="rect" draw:dots1="1" draw:dots1-length="300%" draw:distance="300%"/>
    <draw:stroke-dash draw:name="Dashed_20__28_var_29__20_3" draw:display-name="Dashed (var) 3" draw:style="rect" draw:dots1="1" draw:dots1-length="0.02cm" draw:dots2="1" draw:dots2-length="0.02cm" draw:distance="0.02cm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="none" draw:fill-gradient-name="Gradient_20_1" draw:fill-hatch-name="Hatching_20_1" draw:fill-image-name="Bitmap_20_1" draw:textarea-horizontal-align="center" draw:textarea-vertical-align="to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9:37:35.731904995</meta:creation-date>
    <dc:date>2022-05-15T13:40:39.243336236</dc:date>
    <meta:editing-duration>PT2H16M16S</meta:editing-duration>
    <meta:editing-cycles>38</meta:editing-cycles>
    <meta:generator>LibreOffice/6.4.7.2$Linux_X86_64 LibreOffice_project/40$Build-2</meta:generator>
    <meta:document-statistic meta:object-count="130"/>
  </office:meta>
</office:document-meta>
</file>